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7.2835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1.922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6.5646in"/>
    </style:style>
    <style:style style:name="co17" style:family="table-column">
      <style:table-column-properties fo:break-before="auto" style:column-width="0.8071in"/>
    </style:style>
    <style:style style:name="co18" style:family="table-column">
      <style:table-column-properties fo:break-before="auto" style:column-width="0.9681in"/>
    </style:style>
    <style:style style:name="co19" style:family="table-column">
      <style:table-column-properties fo:break-before="auto" style:column-width="1.2362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7.7654in"/>
    </style:style>
    <style:style style:name="co22" style:family="table-column">
      <style:table-column-properties fo:break-before="auto" style:column-width="1.0535in"/>
    </style:style>
    <style:style style:name="co23" style:family="table-column">
      <style:table-column-properties fo:break-before="auto" style:column-width="12.5154in"/>
    </style:style>
    <style:style style:name="co24" style:family="table-column">
      <style:table-column-properties fo:break-before="auto" style:column-width="0.6571in"/>
    </style:style>
    <style:style style:name="co25" style:family="table-column">
      <style:table-column-properties fo:break-before="auto" style:column-width="0.6035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UC-Output.spread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st_prj_no</text:p>
          </table:table-cell>
          <table:table-cell office:value-type="string" calcext:value-type="string">
            <text:p>prj_seq</text:p>
          </table:table-cell>
          <table:table-cell office:value-type="string" calcext:value-type="string">
            <text:p>prj_title</text:p>
          </table:table-cell>
          <table:table-cell office:value-type="string" calcext:value-type="string">
            <text:p>approp_year</text:p>
          </table:table-cell>
          <table:table-cell table:style-name="Default" office:value-type="string" calcext:value-type="string">
            <text:p>total_319_funds</text:p>
          </table:table-cell>
          <table:table-cell table:style-name="Default" office:value-type="string" calcext:value-type="string">
            <text:p>project_dollars</text:p>
          </table:table-cell>
          <table:table-cell table:style-name="Default" office:value-type="string" calcext:value-type="string">
            <text:p>program_dollars</text:p>
          </table:table-cell>
          <table:table-cell table:style-name="Default" office:value-type="string" calcext:value-type="string">
            <text:p>epa_other</text:p>
          </table:table-cell>
          <table:table-cell table:style-name="Default" office:value-type="string" calcext:value-type="string">
            <text:p>other_federal</text:p>
          </table:table-cell>
          <table:table-cell table:style-name="Default" office:value-type="string" calcext:value-type="string">
            <text:p>state_funds</text:p>
          </table:table-cell>
          <table:table-cell table:style-name="Default" office:value-type="string" calcext:value-type="string">
            <text:p>state_in_kind</text:p>
          </table:table-cell>
          <table:table-cell table:style-name="Default" office:value-type="string" calcext:value-type="string">
            <text:p>local_funds</text:p>
          </table:table-cell>
          <table:table-cell table:style-name="Default" office:value-type="string" calcext:value-type="string">
            <text:p>other_funds</text:p>
          </table:table-cell>
          <table:table-cell table:style-name="Default" office:value-type="string" calcext:value-type="string">
            <text:p>local_in_kind</text:p>
          </table:table-cell>
          <table:table-cell table:style-name="Default" office:value-type="string" calcext:value-type="string">
            <text:p>total_budg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ll_has_load_reductions_ind</text:p>
          </table:table-cell>
          <table:table-cell office:value-type="string" calcext:value-type="string">
            <text:p>huc_8</text:p>
          </table:table-cell>
          <table:table-cell office:value-type="string" calcext:value-type="string">
            <text:p>huc_12</text:p>
          </table:table-cell>
          <table:table-cell office:value-type="string" calcext:value-type="string">
            <text:p>pollutants</text:p>
          </table:table-cell>
          <table:table-cell office:value-type="string" calcext:value-type="string">
            <text:p>n_lbsyr</text:p>
          </table:table-cell>
          <table:table-cell office:value-type="string" calcext:value-type="string">
            <text:p>p_lbsyr</text:p>
          </table:table-cell>
          <table:table-cell office:value-type="string" calcext:value-type="string">
            <text:p>sed_tonsyr</text:p>
          </table:table-cell>
          <table:table-cell office:value-type="string" calcext:value-type="string">
            <text:p>statewide_ind</text:p>
          </table:table-cell>
          <table:table-cell table:style-name="Default" office:value-type="string" calcext:value-type="string">
            <text:p>project_start_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ject_link</text:p>
          </table:table-cell>
          <table:table-cell office:value-type="string" calcext:value-type="string">
            <text:p>ws_protect_ind</text:p>
          </table:table-cell>
          <table:table-cell office:value-type="string" calcext:value-type="string">
            <text:p>watershed_plans</text:p>
          </table:table-cell>
          <table:table-cell office:value-type="string" calcext:value-type="string">
            <text:p>grant_no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23756" calcext:value-type="float">
            <text:p>23756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4,40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4,40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5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62413" calcext:value-type="float">
            <text:p>62413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22,581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2,5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0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6241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62412" calcext:value-type="float">
            <text:p>62412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1,017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1,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0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1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05)-07</text:p>
          </table:table-cell>
          <table:table-cell office:value-type="float" office:value="26861" calcext:value-type="float">
            <text:p>26861</text:p>
          </table:table-cell>
          <table:table-cell office:value-type="string" calcext:value-type="string">
            <text:p>Middletown: Gaudet Middle School Stormwater Retrofi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24,06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,02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08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86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3</text:p>
          </table:table-cell>
          <table:table-cell office:value-type="float" office:value="107380" calcext:value-type="float">
            <text:p>107380</text:p>
          </table:table-cell>
          <table:table-cell office:value-type="string" calcext:value-type="string">
            <text:p>Newport: Hillside Avenue Public Right-of-Way Green Infrastructure Parking Demonstration Projec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104,82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79,86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84,68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tormwater Volum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0738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9" calcext:value-type="float">
            <text:p>110519</text:p>
          </table:table-cell>
          <table:table-cell office:value-type="string" calcext:value-type="string">
            <text:p>NWQI Activiti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051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5</text:p>
          </table:table-cell>
          <table:table-cell office:value-type="float" office:value="62501" calcext:value-type="float">
            <text:p>62501</text:p>
          </table:table-cell>
          <table:table-cell office:value-type="string" calcext:value-type="string">
            <text:p>DOT: Stormwater Bioretention for Reconstruction of Two Mile Corn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364,97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76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11,74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,Metals (Zinc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1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50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3</text:p>
          </table:table-cell>
          <table:table-cell office:value-type="float" office:value="103280" calcext:value-type="float">
            <text:p>103280</text:p>
          </table:table-cell>
          <table:table-cell office:value-type="string" calcext:value-type="string">
            <text:p>Newport: Hillside Avenue Public Right-of-Way Green Infrastructure Parking Demonstration Project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175,038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79,86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54,9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8.7" calcext:value-type="float">
            <text:p>18.7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8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3</text:p>
          </table:table-cell>
          <table:table-cell office:value-type="float" office:value="104893" calcext:value-type="float">
            <text:p>104893</text:p>
          </table:table-cell>
          <table:table-cell office:value-type="string" calcext:value-type="string">
            <text:p>Newport: Hillside Avenue Public Right-of-Way Green Infrastructure Parking Demonstration Project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$76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76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tormwater Volum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6/2016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489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6</text:p>
          </table:table-cell>
          <table:table-cell office:value-type="float" office:value="62502" calcext:value-type="float">
            <text:p>62502</text:p>
          </table:table-cell>
          <table:table-cell office:value-type="string" calcext:value-type="string">
            <text:p>Middletown: Feasibility Study for the Attenuation of Phosphorus in Stormwater in the North Easton Pond Watershe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7,9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,1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1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1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6250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06</text:p>
          </table:table-cell>
          <table:table-cell office:value-type="float" office:value="73964" calcext:value-type="float">
            <text:p>73964</text:p>
          </table:table-cell>
          <table:table-cell office:value-type="string" calcext:value-type="string">
            <text:p>Middletown Newport Avenue Bioretention Stormwater Retrofi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41,002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8,465</text:p>
          </table:table-cell>
          <table:table-cell table:number-columns-repeated="3" office:value-type="string" calcext:value-type="string">
            <text:p>$0</text:p>
          </table:table-cell>
          <table:table-cell office:value-type="string" calcext:value-type="string">
            <text:p>$69,4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2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6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3289" calcext:value-type="float">
            <text:p>103289</text:p>
          </table:table-cell>
          <table:table-cell office:value-type="string" calcext:value-type="string">
            <text:p>NWQI Activiti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54,312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54,3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328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2008-Water(B/G)-20</text:p>
          </table:table-cell>
          <table:table-cell office:value-type="float" office:value="62405" calcext:value-type="float">
            <text:p>62405</text:p>
          </table:table-cell>
          <table:table-cell office:value-type="string" calcext:value-type="string">
            <text:p>Jamestown Salt Storage Structur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0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50" calcext:value-type="float">
            <text:p>119350</text:p>
          </table:table-cell>
          <table:table-cell office:value-type="string" calcext:value-type="string">
            <text:p>Jamestown: Phragmites Demonstration Project in South Pond Drinking Water Reservoir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15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5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2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1935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'99-Water(NPS)-11</text:p>
          </table:table-cell>
          <table:table-cell office:value-type="float" office:value="23904" calcext:value-type="float">
            <text:p>23904</text:p>
          </table:table-cell>
          <table:table-cell office:value-type="string" calcext:value-type="string">
            <text:p>Wickford Harbor Restora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59,38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,74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0,12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90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5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Middletown Salt Pile Enclosu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office:value-type="string" calcext:value-type="string">
            <text:p>Sedimentation-Siltation,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5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3</text:p>
          </table:table-cell>
          <table:table-cell office:value-type="float" office:value="84283" calcext:value-type="float">
            <text:p>84283</text:p>
          </table:table-cell>
          <table:table-cell office:value-type="string" calcext:value-type="string">
            <text:p>Middletown: Maidford River Bank Stabiliza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5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12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8428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3289" calcext:value-type="float">
            <text:p>103289</text:p>
          </table:table-cell>
          <table:table-cell office:value-type="string" calcext:value-type="string">
            <text:p>NWQI Activiti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54,312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54,3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328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9" calcext:value-type="float">
            <text:p>110519</text:p>
          </table:table-cell>
          <table:table-cell office:value-type="string" calcext:value-type="string">
            <text:p>NWQI Activiti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051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74140" calcext:value-type="float">
            <text:p>74140</text:p>
          </table:table-cell>
          <table:table-cell office:value-type="string" calcext:value-type="string">
            <text:p>Demonstration of Wetland Restoration - "8-Rod Farm" Tiverton, 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42,565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2,5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1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741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3277" calcext:value-type="float">
            <text:p>103277</text:p>
          </table:table-cell>
          <table:table-cell office:value-type="string" calcext:value-type="string">
            <text:p>Aquidneck Island BMPS and Related NWQI Activitie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100,015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00,01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office:value-type="string" calcext:value-type="string">
            <text:p>Stormwater Volum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1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3277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7</text:p>
          </table:table-cell>
          <table:table-cell office:value-type="float" office:value="23786" calcext:value-type="float">
            <text:p>23786</text:p>
          </table:table-cell>
          <table:table-cell office:value-type="string" calcext:value-type="string">
            <text:p>DEM - Narrow River Stormwater Management - TMDL Implementa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31,7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1,1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2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5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8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2</text:p>
          </table:table-cell>
          <table:table-cell office:value-type="float" office:value="62365" calcext:value-type="float">
            <text:p>62365</text:p>
          </table:table-cell>
          <table:table-cell office:value-type="string" calcext:value-type="string">
            <text:p>Narrow River Stormwater Abatement at Pettaquamscutt and Edgewater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63,236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910,97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66,22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,640,43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36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2</text:p>
          </table:table-cell>
          <table:table-cell office:value-type="float" office:value="62367" calcext:value-type="float">
            <text:p>62367</text:p>
          </table:table-cell>
          <table:table-cell office:value-type="string" calcext:value-type="string">
            <text:p>Narrow River Stormwater Abatement at Pettaquamscutt and Edgewater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106,721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06,7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8</text:p>
          </table:table-cell>
          <table:table-cell office:value-type="string" calcext:value-type="string">
            <text:p>Behind Schedule</text:p>
          </table:table-cell>
          <table:table-cell office:value-type="string" calcext:value-type="string">
            <text:p>&lt;a href="https://ordspub.epa.gov/ords/grts/f?p=grts:700:::NO:RP,700:P700_PRJ_SEQ:62367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7 </text:p>
          </table:table-cell>
          <table:table-cell office:value-type="float" office:value="27785" calcext:value-type="float">
            <text:p>27785</text:p>
          </table:table-cell>
          <table:table-cell office:value-type="string" calcext:value-type="string">
            <text:p>DEM Sust. Watersheds: Narrow River Stormwater Abatement Stud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5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78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21" calcext:value-type="float">
            <text:p>119321</text:p>
          </table:table-cell>
          <table:table-cell office:value-type="string" calcext:value-type="string">
            <text:p>Narragansett: Narrow River: Indian Trail Neighborhood Stormwater BMP Installation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string" calcext:value-type="string">
            <text:p>$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21</text:p>
          </table:table-cell>
          <table:table-cell office:value-type="string" calcext:value-type="string">
            <text:p>Never Initiated</text:p>
          </table:table-cell>
          <table:table-cell office:value-type="string" calcext:value-type="string">
            <text:p>&lt;a href="https://ordspub.epa.gov/ords/grts/f?p=grts:700:::NO:RP,700:P700_PRJ_SEQ:11932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Narrow River Watershed Plan", "link":"", "status":"Implementing Plan" }]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7</text:p>
          </table:table-cell>
          <table:table-cell office:value-type="float" office:value="23787" calcext:value-type="float">
            <text:p>23787</text:p>
          </table:table-cell>
          <table:table-cell office:value-type="string" calcext:value-type="string">
            <text:p>DEM - Narrow River Stormwater Management - TMDL Implementa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,02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,0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5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87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2" calcext:value-type="float">
            <text:p>109000406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7</text:p>
          </table:table-cell>
          <table:table-cell office:value-type="float" office:value="7955" calcext:value-type="float">
            <text:p>7955</text:p>
          </table:table-cell>
          <table:table-cell office:value-type="string" calcext:value-type="string">
            <text:p>Coventry Salt Storage Facilit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2" calcext:value-type="float">
            <text:p>10900040602</text:p>
          </table:table-cell>
          <table:table-cell office:value-type="string" calcext:value-type="string">
            <text:p>Sedimentation-Siltation,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9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5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2" calcext:value-type="float">
            <text:p>109000406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8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East Shore Drive Stormwater Improvement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27,24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3,24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67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7</text:p>
          </table:table-cell>
          <table:table-cell office:value-type="float" office:value="7955" calcext:value-type="float">
            <text:p>7955</text:p>
          </table:table-cell>
          <table:table-cell office:value-type="string" calcext:value-type="string">
            <text:p>Coventry Salt Storage Facilit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Sedimentation-Siltation,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9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5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4</text:p>
          </table:table-cell>
          <table:table-cell office:value-type="float" office:value="73966" calcext:value-type="float">
            <text:p>73966</text:p>
          </table:table-cell>
          <table:table-cell office:value-type="string" calcext:value-type="string">
            <text:p>West Warwick Former Landfill Closure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9/2007</text:p>
          </table:table-cell>
          <table:table-cell office:value-type="string" calcext:value-type="string">
            <text:p>Behind Schedule</text:p>
          </table:table-cell>
          <table:table-cell office:value-type="string" calcext:value-type="string">
            <text:p>&lt;a href="https://ordspub.epa.gov/ords/grts/f?p=grts:700:::NO:RP,700:P700_PRJ_SEQ:7396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3</text:p>
          </table:table-cell>
          <table:table-cell office:value-type="float" office:value="73981" calcext:value-type="float">
            <text:p>73981</text:p>
          </table:table-cell>
          <table:table-cell office:value-type="string" calcext:value-type="string">
            <text:p>Coventry: Sandy Bottom Road Wetland Restor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9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8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7" calcext:value-type="float">
            <text:p>10900040607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7" calcext:value-type="float">
            <text:p>10900040607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4</text:p>
          </table:table-cell>
          <table:table-cell office:value-type="float" office:value="73966" calcext:value-type="float">
            <text:p>73966</text:p>
          </table:table-cell>
          <table:table-cell office:value-type="string" calcext:value-type="string">
            <text:p>West Warwick Former Landfill Closure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7" calcext:value-type="float">
            <text:p>109000406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9/2007</text:p>
          </table:table-cell>
          <table:table-cell office:value-type="string" calcext:value-type="string">
            <text:p>Behind Schedule</text:p>
          </table:table-cell>
          <table:table-cell office:value-type="string" calcext:value-type="string">
            <text:p>&lt;a href="https://ordspub.epa.gov/ords/grts/f?p=grts:700:::NO:RP,700:P700_PRJ_SEQ:7396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8" calcext:value-type="float">
            <text:p>10900040608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8" calcext:value-type="float">
            <text:p>10900040608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2008-Water(B/G)-20</text:p>
          </table:table-cell>
          <table:table-cell office:value-type="float" office:value="62405" calcext:value-type="float">
            <text:p>62405</text:p>
          </table:table-cell>
          <table:table-cell office:value-type="string" calcext:value-type="string">
            <text:p>Jamestown Salt Storage Structur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0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7" calcext:value-type="float">
            <text:p>110517</text:p>
          </table:table-cell>
          <table:table-cell office:value-type="string" calcext:value-type="string">
            <text:p>Portsmouth: Septic System Replacement at Portsmouth Public Works Garag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8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3,8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20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10517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9" calcext:value-type="float">
            <text:p>110519</text:p>
          </table:table-cell>
          <table:table-cell office:value-type="string" calcext:value-type="string">
            <text:p>NWQI Activiti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051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31" calcext:value-type="float">
            <text:p>119331</text:p>
          </table:table-cell>
          <table:table-cell office:value-type="string" calcext:value-type="string">
            <text:p>Buckeye Brook: Phragmites Removal Habitat Restoration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50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33,3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3,3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1933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34" calcext:value-type="float">
            <text:p>119334</text:p>
          </table:table-cell>
          <table:table-cell office:value-type="string" calcext:value-type="string">
            <text:p>Buckeye Brook: Phragmites Removal Habitat Restoratio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66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33,3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99,3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19334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uckeye Brook Watershed Plan", "link":"https://ordspub.epa.gov/ords/grts/GRTSADM.download_my_file?p_file=244002&amp;p_page=PROJECT", "status":"Implementing Plan" }]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4</text:p>
          </table:table-cell>
          <table:table-cell office:value-type="float" office:value="62200" calcext:value-type="float">
            <text:p>62200</text:p>
          </table:table-cell>
          <table:table-cell office:value-type="string" calcext:value-type="string">
            <text:p>Bristol Town Beach Stormwater Pipe Retrofit Construction Projec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95,92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7,80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23,7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0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20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02</text:p>
          </table:table-cell>
          <table:table-cell office:value-type="float" office:value="62361" calcext:value-type="float">
            <text:p>62361</text:p>
          </table:table-cell>
          <table:table-cell office:value-type="string" calcext:value-type="string">
            <text:p>Bristol Town Beach Stormwater Pipe Retrofit Design and Permitting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36,62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4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0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7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36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48" calcext:value-type="float">
            <text:p>119348</text:p>
          </table:table-cell>
          <table:table-cell office:value-type="string" calcext:value-type="string">
            <text:p>Buckeye Brook: Phragmites Removal Habitat Restoration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20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33,3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33,3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19348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uckeye Brook Watershed Plan", "link":"https://ordspub.epa.gov/ords/grts/GRTSADM.download_my_file?p_file=244003&amp;p_page=PROJECT", "status":"Implementing Plan" }]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4</text:p>
          </table:table-cell>
          <table:table-cell office:value-type="float" office:value="89841" calcext:value-type="float">
            <text:p>89841</text:p>
          </table:table-cell>
          <table:table-cell office:value-type="string" calcext:value-type="string">
            <text:p>Bristol Town Beach Stormwater Pipe Retrofit Construction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,47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,4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0/20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8984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)-14</text:p>
          </table:table-cell>
          <table:table-cell office:value-type="float" office:value="74064" calcext:value-type="float">
            <text:p>74064</text:p>
          </table:table-cell>
          <table:table-cell office:value-type="string" calcext:value-type="string">
            <text:p>Barrington: Allin's Cove 3rd Street Feasibility and Desig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0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7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06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1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Connection of Warwick Fire Station No. 5 to Municipal Sewer Syste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5,71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,14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0,85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4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3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'99-Water(NPS)-01</text:p>
          </table:table-cell>
          <table:table-cell office:value-type="float" office:value="27781" calcext:value-type="float">
            <text:p>27781</text:p>
          </table:table-cell>
          <table:table-cell office:value-type="string" calcext:value-type="string">
            <text:p>Greenwich Bay Watershed Stormwater Treatment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34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6,85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0,8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22/199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78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0</text:p>
          </table:table-cell>
          <table:table-cell office:value-type="float" office:value="62440" calcext:value-type="float">
            <text:p>62440</text:p>
          </table:table-cell>
          <table:table-cell office:value-type="string" calcext:value-type="string">
            <text:p>East Greenwich: Hill and Harbour District Stormwater Infiltration Projec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50,000</text:p>
          </table:table-cell>
          <table:table-cell table:number-columns-repeated="3" office:value-type="string" calcext:value-type="string">
            <text:p>$0</text:p>
          </table:table-cell>
          <table:table-cell office:value-type="string" calcext:value-type="string">
            <text:p>$29,000</text:p>
          </table:table-cell>
          <table:table-cell office:value-type="string" calcext:value-type="string">
            <text:p>$60,97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2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1,97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8</text:p>
          </table:table-cell>
          <table:table-cell office:value-type="float" office:value="73960" calcext:value-type="float">
            <text:p>73960</text:p>
          </table:table-cell>
          <table:table-cell office:value-type="string" calcext:value-type="string">
            <text:p>Greenwich Cove Restoration Project: Outfall #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7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7,3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4,3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30/2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4</text:p>
          </table:table-cell>
          <table:table-cell office:value-type="float" office:value="103276" calcext:value-type="float">
            <text:p>103276</text:p>
          </table:table-cell>
          <table:table-cell office:value-type="string" calcext:value-type="string">
            <text:p>Warwick: Brushneck Cove Infiltraton Project at Asylum Ro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31,455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3,335</text:p>
          </table:table-cell>
          <table:table-cell office:value-type="string" calcext:value-type="string">
            <text:p>$64,79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07" calcext:value-type="float">
            <text:p>5.0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7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99-Water(NPS)-12</text:p>
          </table:table-cell>
          <table:table-cell office:value-type="float" office:value="21262" calcext:value-type="float">
            <text:p>21262</text:p>
          </table:table-cell>
          <table:table-cell office:value-type="string" calcext:value-type="string">
            <text:p>Southern Rhode Island Conservation District - Greenwich Bay Stormwater Management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81,775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81,7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6/20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126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10</text:p>
          </table:table-cell>
          <table:table-cell office:value-type="float" office:value="62409" calcext:value-type="float">
            <text:p>62409</text:p>
          </table:table-cell>
          <table:table-cell office:value-type="string" calcext:value-type="string">
            <text:p>Tuscatucket Brook Stormwater Abatement Feasibility Stud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34,4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9,41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3,8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9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6</text:p>
          </table:table-cell>
          <table:table-cell office:value-type="float" office:value="7992" calcext:value-type="float">
            <text:p>7992</text:p>
          </table:table-cell>
          <table:table-cell office:value-type="string" calcext:value-type="string">
            <text:p>Discouraging Waterfowl in the Fry Brook Watershe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6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9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5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Warwick Brushneck Cove Infiltratio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2,47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2,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00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0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East Greenwich: Hill and Harbour Stormwater Infiltratio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29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60,99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2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1,99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00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5" calcext:value-type="float">
            <text:p>10900040605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5" calcext:value-type="float">
            <text:p>10900040605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2007-Water(B/G)-21</text:p>
          </table:table-cell>
          <table:table-cell office:value-type="float" office:value="62880" calcext:value-type="float">
            <text:p>62880</text:p>
          </table:table-cell>
          <table:table-cell office:value-type="string" calcext:value-type="string">
            <text:p>Foster Salt Storage Structu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51,02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4,01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5,03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5" calcext:value-type="float">
            <text:p>10900040605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88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10</text:p>
          </table:table-cell>
          <table:table-cell office:value-type="float" office:value="62409" calcext:value-type="float">
            <text:p>62409</text:p>
          </table:table-cell>
          <table:table-cell office:value-type="string" calcext:value-type="string">
            <text:p>Tuscatucket Brook Stormwater Abatement Feasibility Stud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34,4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9,41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3,8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9" calcext:value-type="float">
            <text:p>10900040609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9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4</text:p>
          </table:table-cell>
          <table:table-cell office:value-type="float" office:value="73966" calcext:value-type="float">
            <text:p>73966</text:p>
          </table:table-cell>
          <table:table-cell office:value-type="string" calcext:value-type="string">
            <text:p>West Warwick Former Landfill Closure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9" calcext:value-type="float">
            <text:p>10900040609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9/2007</text:p>
          </table:table-cell>
          <table:table-cell office:value-type="string" calcext:value-type="string">
            <text:p>Behind Schedule</text:p>
          </table:table-cell>
          <table:table-cell office:value-type="string" calcext:value-type="string">
            <text:p>&lt;a href="https://ordspub.epa.gov/ords/grts/f?p=grts:700:::NO:RP,700:P700_PRJ_SEQ:7396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9" calcext:value-type="float">
            <text:p>10900040609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9" calcext:value-type="float">
            <text:p>10900040609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6" calcext:value-type="float">
            <text:p>10900040906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6" calcext:value-type="float">
            <text:p>10900040906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3</text:p>
          </table:table-cell>
          <table:table-cell office:value-type="float" office:value="23808" calcext:value-type="float">
            <text:p>23808</text:p>
          </table:table-cell>
          <table:table-cell office:value-type="string" calcext:value-type="string">
            <text:p>Smithfield Public Works Facility Water Quality Restoration and Sediment Abatement Projec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72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8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0,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808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2</text:p>
          </table:table-cell>
          <table:table-cell office:value-type="float" office:value="73962" calcext:value-type="float">
            <text:p>73962</text:p>
          </table:table-cell>
          <table:table-cell office:value-type="string" calcext:value-type="string">
            <text:p>Woonasquatucket Reservoir Stormwater Abatement at Mann School Roa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10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22,47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41,47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6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4</text:p>
          </table:table-cell>
          <table:table-cell office:value-type="float" office:value="7954" calcext:value-type="float">
            <text:p>7954</text:p>
          </table:table-cell>
          <table:table-cell office:value-type="string" calcext:value-type="string">
            <text:p>Pollution Prevention Assessments in the Woonasquatucket River Watershe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53,333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1,308</text:p>
          </table:table-cell>
          <table:table-cell office:value-type="string" calcext:value-type="string">
            <text:p>$24,24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8,88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9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5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2</text:p>
          </table:table-cell>
          <table:table-cell office:value-type="float" office:value="62401" calcext:value-type="float">
            <text:p>62401</text:p>
          </table:table-cell>
          <table:table-cell office:value-type="string" calcext:value-type="string">
            <text:p>Woonasquatucket Reservoir Stormwater Abatement at Mann School Roa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61,377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22,47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2,8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99-Water(NPS)-04</text:p>
          </table:table-cell>
          <table:table-cell office:value-type="float" office:value="21202" calcext:value-type="float">
            <text:p>21202</text:p>
          </table:table-cell>
          <table:table-cell office:value-type="string" calcext:value-type="string">
            <text:p>Nonpoint Source Pollution Abatement of the Sluiceway at the Lincoln Lace and Braid Brownfields Sit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71,4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7,6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9,0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12/2000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2120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3" calcext:value-type="float">
            <text:p>109000302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3" calcext:value-type="float">
            <text:p>109000302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1" calcext:value-type="float">
            <text:p>109000405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1" calcext:value-type="float">
            <text:p>109000405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1" calcext:value-type="float">
            <text:p>109000406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1" calcext:value-type="float">
            <text:p>109000406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4" calcext:value-type="float">
            <text:p>10900040604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4" calcext:value-type="float">
            <text:p>10900040604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2</text:p>
          </table:table-cell>
          <table:table-cell office:value-type="float" office:value="103246" calcext:value-type="float">
            <text:p>103246</text:p>
          </table:table-cell>
          <table:table-cell office:value-type="string" calcext:value-type="string">
            <text:p>Village of North Scituate: Low Impact Development Retrofit and Education Projec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97,97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2,9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4" calcext:value-type="float">
            <text:p>10900040604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4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2</text:p>
          </table:table-cell>
          <table:table-cell office:value-type="float" office:value="103249" calcext:value-type="float">
            <text:p>103249</text:p>
          </table:table-cell>
          <table:table-cell office:value-type="string" calcext:value-type="string">
            <text:p>Village of North Scituate: Low Impact Development Retrofit and Education Projec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15,63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0,6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4" calcext:value-type="float">
            <text:p>10900040604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49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07</text:p>
          </table:table-cell>
          <table:table-cell office:value-type="float" office:value="40140" calcext:value-type="float">
            <text:p>40140</text:p>
          </table:table-cell>
          <table:table-cell office:value-type="string" calcext:value-type="string">
            <text:p>Rockland Pipe Stream Riparian Restoration - Providence Water Supply Boa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6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1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2</text:p>
          </table:table-cell>
          <table:table-cell office:value-type="float" office:value="103246" calcext:value-type="float">
            <text:p>103246</text:p>
          </table:table-cell>
          <table:table-cell office:value-type="string" calcext:value-type="string">
            <text:p>Village of North Scituate: Low Impact Development Retrofit and Education Projec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97,97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2,9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4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2</text:p>
          </table:table-cell>
          <table:table-cell office:value-type="float" office:value="103249" calcext:value-type="float">
            <text:p>103249</text:p>
          </table:table-cell>
          <table:table-cell office:value-type="string" calcext:value-type="string">
            <text:p>Village of North Scituate: Low Impact Development Retrofit and Education Projec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15,63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0,6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49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0-Water(NPS)-01</text:p>
          </table:table-cell>
          <table:table-cell office:value-type="float" office:value="23913" calcext:value-type="float">
            <text:p>23913</text:p>
          </table:table-cell>
          <table:table-cell office:value-type="string" calcext:value-type="string">
            <text:p>York Pond Restora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45,53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7,02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42,56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30/2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91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13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llin's Cove Water Quality Restoration - Interim Measu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3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2,5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1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00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-05)-20</text:p>
          </table:table-cell>
          <table:table-cell office:value-type="float" office:value="26862" calcext:value-type="float">
            <text:p>26862</text:p>
          </table:table-cell>
          <table:table-cell office:value-type="string" calcext:value-type="string">
            <text:p>Barrington: Allin's Cove Paper Street and Bay Spring Avenue Design and Constructio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53,39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16,709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75,05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45,15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86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)-14</text:p>
          </table:table-cell>
          <table:table-cell office:value-type="float" office:value="74064" calcext:value-type="float">
            <text:p>74064</text:p>
          </table:table-cell>
          <table:table-cell office:value-type="string" calcext:value-type="string">
            <text:p>Barrington: Allin's Cove 3rd Street Feasibility and Desig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0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7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06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1</text:p>
          </table:table-cell>
          <table:table-cell office:value-type="float" office:value="40181" calcext:value-type="float">
            <text:p>40181</text:p>
          </table:table-cell>
          <table:table-cell office:value-type="string" calcext:value-type="string">
            <text:p>Sun Valley Storm Water Infiltr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47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1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3,06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25,06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18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3</text:p>
          </table:table-cell>
          <table:table-cell office:value-type="float" office:value="62180" calcext:value-type="float">
            <text:p>62180</text:p>
          </table:table-cell>
          <table:table-cell office:value-type="string" calcext:value-type="string">
            <text:p>Sawmill Pond Watershed Restoration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40,85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5,71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6,57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0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18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6</text:p>
          </table:table-cell>
          <table:table-cell office:value-type="float" office:value="7992" calcext:value-type="float">
            <text:p>7992</text:p>
          </table:table-cell>
          <table:table-cell office:value-type="string" calcext:value-type="string">
            <text:p>Discouraging Waterfowl in the Fry Brook Watershe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6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9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23756" calcext:value-type="float">
            <text:p>23756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4,40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4,40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5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4</text:p>
          </table:table-cell>
          <table:table-cell office:value-type="float" office:value="103251" calcext:value-type="float">
            <text:p>103251</text:p>
          </table:table-cell>
          <table:table-cell office:value-type="string" calcext:value-type="string">
            <text:p>Bristol: Guiteras School Property Retrof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1,387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1,38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5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5" calcext:value-type="float">
            <text:p>110515</text:p>
          </table:table-cell>
          <table:table-cell office:value-type="string" calcext:value-type="string">
            <text:p>Bristol: Tanyard Reservoir Buffer Restoration Projec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75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209" calcext:value-type="float">
            <text:p>1209</text:p>
          </table:table-cell>
          <table:table-cell office:value-type="float" office:value="137" calcext:value-type="float">
            <text:p>137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0515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ristol-Kickemuit Rivers Watershed Plan", "link":"https://ordspub.epa.gov/ords/grts/GRTSADM.download_my_file?p_file=209047&amp;p_page=PROJECT", "status":"Implementing Plan" }]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20" calcext:value-type="float">
            <text:p>119320</text:p>
          </table:table-cell>
          <table:table-cell office:value-type="string" calcext:value-type="string">
            <text:p>Bristol: Bristol Police Station Stormwater Improvement Project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133,8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89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2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01/20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1932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02</text:p>
          </table:table-cell>
          <table:table-cell office:value-type="float" office:value="62361" calcext:value-type="float">
            <text:p>62361</text:p>
          </table:table-cell>
          <table:table-cell office:value-type="string" calcext:value-type="string">
            <text:p>Bristol Town Beach Stormwater Pipe Retrofit Design and Permitting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36,62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4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0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7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36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49" calcext:value-type="float">
            <text:p>119349</text:p>
          </table:table-cell>
          <table:table-cell office:value-type="string" calcext:value-type="string">
            <text:p>Bristol: Town Common North Parking Lot Stormwater Improvement Project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84,65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56,5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1,1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1934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ristol-Kickemuit Rivers Watershed Plan", "link":"https://ordspub.epa.gov/ords/grts/GRTSADM.download_my_file?p_file=227036&amp;p_page=PROJECT", "status":"Implementing Plan" }]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4</text:p>
          </table:table-cell>
          <table:table-cell office:value-type="float" office:value="84320" calcext:value-type="float">
            <text:p>84320</text:p>
          </table:table-cell>
          <table:table-cell office:value-type="string" calcext:value-type="string">
            <text:p>Bristol: Guiteras School Property Retrofi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253,61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53,6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03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320" target="_blank"&gt;VIEW&lt;/a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[ { "title":"Bristol-Kickemuit Rivers Watershed Plan", "link":"", "status":"" }]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30" calcext:value-type="float">
            <text:p>119330</text:p>
          </table:table-cell>
          <table:table-cell office:value-type="string" calcext:value-type="string">
            <text:p>Bristol: Bristol Golf Course Water Quality Improvement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87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45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0,45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Phosphorus,Nitrogen</text:p>
          </table:table-cell>
          <table:table-cell office:value-type="float" office:value="3.62" calcext:value-type="float">
            <text:p>3.6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30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933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ristol-Kickemuit Rivers Watershed Plan", "link":"https://ordspub.epa.gov/ords/grts/GRTSADM.download_my_file?p_file=244241&amp;p_page=PROJECT", "status":"Implementing Plan" }]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51" calcext:value-type="float">
            <text:p>105351</text:p>
          </table:table-cell>
          <table:table-cell office:value-type="string" calcext:value-type="string">
            <text:p>NWQI Activitie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$125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25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0535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29" calcext:value-type="float">
            <text:p>119329</text:p>
          </table:table-cell>
          <table:table-cell office:value-type="string" calcext:value-type="string">
            <text:p>Aquidneck Island Planning Commission: Island Waters Best Management Practices Installation Project (WVTSs)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50,000</text:p>
          </table:table-cell>
          <table:table-cell table:number-columns-repeated="3" office:value-type="string" calcext:value-type="string">
            <text:p>$0</text:p>
          </table:table-cell>
          <table:table-cell office:value-type="string" calcext:value-type="string">
            <text:p>$590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4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665.3" calcext:value-type="float">
            <text:p>665.3</text:p>
          </table:table-cell>
          <table:table-cell office:value-type="float" office:value="199.3" calcext:value-type="float">
            <text:p>199.3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1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932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62412" calcext:value-type="float">
            <text:p>62412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1,017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1,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0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1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3289" calcext:value-type="float">
            <text:p>103289</text:p>
          </table:table-cell>
          <table:table-cell office:value-type="string" calcext:value-type="string">
            <text:p>NWQI Activiti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54,312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54,3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328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13-01e-p</text:p>
          </table:table-cell>
          <table:table-cell office:value-type="float" office:value="97870" calcext:value-type="float">
            <text:p>97870</text:p>
          </table:table-cell>
          <table:table-cell office:value-type="string" calcext:value-type="string">
            <text:p>NPS Management (EC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6,47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6,47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8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7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78013" calcext:value-type="float">
            <text:p>1780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22-01 ECCD</text:p>
          </table:table-cell>
          <table:table-cell office:value-type="float" office:value="126960" calcext:value-type="float">
            <text:p>126960</text:p>
          </table:table-cell>
          <table:table-cell office:value-type="string" calcext:value-type="string">
            <text:p>Conservation Districts NPS Management Technical Assistance EC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178022" calcext:value-type="float">
            <text:p>17802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11-01d-p</text:p>
          </table:table-cell>
          <table:table-cell office:value-type="float" office:value="103213" calcext:value-type="float">
            <text:p>103213</text:p>
          </table:table-cell>
          <table:table-cell office:value-type="string" calcext:value-type="string">
            <text:p>Eastern Connecticut Conservation District - Nonpoint Source Management (E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2,88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1,88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31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78011" calcext:value-type="float">
            <text:p>1780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15-01 ECCD (p)(i)</text:p>
          </table:table-cell>
          <table:table-cell office:value-type="float" office:value="99613" calcext:value-type="float">
            <text:p>99613</text:p>
          </table:table-cell>
          <table:table-cell office:value-type="string" calcext:value-type="string">
            <text:p>EC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8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13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178015" calcext:value-type="float">
            <text:p>1780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21-01 ECCD</text:p>
          </table:table-cell>
          <table:table-cell office:value-type="float" office:value="118102" calcext:value-type="float">
            <text:p>118102</text:p>
          </table:table-cell>
          <table:table-cell office:value-type="string" calcext:value-type="string">
            <text:p>Conservation Districts NPS Management Technical Assistance ECC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7/202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8102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178021" calcext:value-type="float">
            <text:p>17802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20-01 ECCD</text:p>
          </table:table-cell>
          <table:table-cell office:value-type="float" office:value="113461" calcext:value-type="float">
            <text:p>113461</text:p>
          </table:table-cell>
          <table:table-cell office:value-type="string" calcext:value-type="string">
            <text:p>NPS Management Tech Assistance Block Grant ECC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2/2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346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178020" calcext:value-type="float">
            <text:p>1780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12-01e-p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NPS Watershed Management (E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8,1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1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78012" calcext:value-type="float">
            <text:p>1780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16-02 ECCD(p)(i)</text:p>
          </table:table-cell>
          <table:table-cell office:value-type="float" office:value="103809" calcext:value-type="float">
            <text:p>103809</text:p>
          </table:table-cell>
          <table:table-cell office:value-type="string" calcext:value-type="string">
            <text:p>E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8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178016" calcext:value-type="float">
            <text:p>1780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14-01 ECCD(p)</text:p>
          </table:table-cell>
          <table:table-cell office:value-type="float" office:value="97729" calcext:value-type="float">
            <text:p>97729</text:p>
          </table:table-cell>
          <table:table-cell office:value-type="string" calcext:value-type="string">
            <text:p>EC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7,70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7,7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3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178014" calcext:value-type="float">
            <text:p>1780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19-05</text:p>
          </table:table-cell>
          <table:table-cell office:value-type="float" office:value="110023" calcext:value-type="float">
            <text:p>110023</text:p>
          </table:table-cell>
          <table:table-cell office:value-type="string" calcext:value-type="string">
            <text:p>Implementation of the watershed based plan and pollution load reduction in the Saugatuck River watershed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62,24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,61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7,8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0023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178019" calcext:value-type="float">
            <text:p>17801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700923(07AG36)</text:p>
          </table:table-cell>
          <table:table-cell office:value-type="float" office:value="42320" calcext:value-type="float">
            <text:p>42320</text:p>
          </table:table-cell>
          <table:table-cell office:value-type="string" calcext:value-type="string">
            <text:p>Sole Source Aquifer Protection</text:p>
          </table:table-cell>
          <table:table-cell office:value-type="float" office:value="2007" calcext:value-type="float">
            <text:p>2007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79,17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4,40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3,57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2/20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4232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257406" calcext:value-type="float">
            <text:p>9925740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14-03d</text:p>
          </table:table-cell>
          <table:table-cell office:value-type="float" office:value="97741" calcext:value-type="float">
            <text:p>97741</text:p>
          </table:table-cell>
          <table:table-cell office:value-type="string" calcext:value-type="string">
            <text:p>Baker Cove Non-migratory Canada Geese Outreach, Education and Control (ECCD)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36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6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8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4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aker Cove Watershed Based Plan (2011)", "link":"", "status":"Implementing Plan" }]</text:p>
          </table:table-cell>
          <table:table-cell office:value-type="float" office:value="178014" calcext:value-type="float">
            <text:p>1780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302249(2000WQI4197)</text:p>
          </table:table-cell>
          <table:table-cell office:value-type="float" office:value="40160" calcext:value-type="float">
            <text:p>40160</text:p>
          </table:table-cell>
          <table:table-cell office:value-type="string" calcext:value-type="string">
            <text:p>Stormwater Abatement Activities at Flax Pond Wood Road, Crane neck Road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8,750</text:p>
          </table:table-cell>
          <table:table-cell office:value-type="string" calcext:value-type="string">
            <text:p>$0</text:p>
          </table:table-cell>
          <table:table-cell table:number-columns-repeated="2" office:value-type="string" calcext:value-type="string">
            <text:p>$48,75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46,2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01/200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401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8288403" calcext:value-type="float">
            <text:p>982884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302254(2000WQI4293)</text:p>
          </table:table-cell>
          <table:table-cell office:value-type="float" office:value="32460" calcext:value-type="float">
            <text:p>32460</text:p>
          </table:table-cell>
          <table:table-cell office:value-type="string" calcext:value-type="string">
            <text:p>Huntington Bay (V) Bay Hills DRAINAGE BASIN AREA I</text:p>
          </table:table-cell>
          <table:table-cell office:value-type="float" office:value="2005" calcext:value-type="float">
            <text:p>2005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7,03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12,75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49,79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324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7296705" calcext:value-type="float">
            <text:p>9729670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304366(2009WI10114)</text:p>
          </table:table-cell>
          <table:table-cell office:value-type="float" office:value="74480" calcext:value-type="float">
            <text:p>74480</text:p>
          </table:table-cell>
          <table:table-cell office:value-type="string" calcext:value-type="string">
            <text:p>Village of Port Jefferson Mill Creek Storm Drainage Infrastructure Sediment Removal and Vacuum Truck Purchase 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47,5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2,5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3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470" calcext:value-type="float">
            <text:p>470</text:p>
          </table:table-cell>
          <table:table-cell office:value-type="float" office:value="61" calcext:value-type="float">
            <text:p>6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7448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257410" calcext:value-type="float">
            <text:p>992574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302549(2003WQI6001)</text:p>
          </table:table-cell>
          <table:table-cell office:value-type="float" office:value="56280" calcext:value-type="float">
            <text:p>56280</text:p>
          </table:table-cell>
          <table:table-cell office:value-type="string" calcext:value-type="string">
            <text:p>Town of Huntington Stormwater Pilot Program Phase II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91,04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1,04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82,08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2/200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5628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257408" calcext:value-type="float">
            <text:p>99257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302255(2000WQI4292)</text:p>
          </table:table-cell>
          <table:table-cell office:value-type="float" office:value="32461" calcext:value-type="float">
            <text:p>32461</text:p>
          </table:table-cell>
          <table:table-cell office:value-type="string" calcext:value-type="string">
            <text:p>Huntington Bay (V) - Bay Crest <text:s/>Willow Pond drainage <text:s/>basin area G</text:p>
          </table:table-cell>
          <table:table-cell office:value-type="float" office:value="2005" calcext:value-type="float">
            <text:p>2005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21,75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69,69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91,44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3246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7296705" calcext:value-type="float">
            <text:p>972967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11-09</text:p>
          </table:table-cell>
          <table:table-cell office:value-type="float" office:value="103002" calcext:value-type="float">
            <text:p>103002</text:p>
          </table:table-cell>
          <table:table-cell office:value-type="string" calcext:value-type="string">
            <text:p>Hole in the Wall Beach Parking Lot Detention Basin Upgrade Project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$1,81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189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38.9" calcext:value-type="float">
            <text:p>138.9</text:p>
          </table:table-cell>
          <table:table-cell office:value-type="float" office:value="17.4" calcext:value-type="float">
            <text:p>17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9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00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78011" calcext:value-type="float">
            <text:p>1780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00087GG(2015WI56992)</text:p>
          </table:table-cell>
          <table:table-cell office:value-type="float" office:value="103471" calcext:value-type="float">
            <text:p>103471</text:p>
          </table:table-cell>
          <table:table-cell office:value-type="string" calcext:value-type="string">
            <text:p>Construction of Decentralized Wastewater Treatment Facility in the Peconic Estuary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,00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3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,333,3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0347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257414" calcext:value-type="float">
            <text:p>9925741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3" calcext:value-type="float">
            <text:p>109000205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74140" calcext:value-type="float">
            <text:p>74140</text:p>
          </table:table-cell>
          <table:table-cell office:value-type="string" calcext:value-type="string">
            <text:p>Demonstration of Wetland Restoration - "8-Rod Farm" Tiverton, 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42,565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2,5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3" calcext:value-type="float">
            <text:p>109000205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1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741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3" calcext:value-type="float">
            <text:p>109000205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11-02/319</text:p>
          </table:table-cell>
          <table:table-cell office:value-type="float" office:value="63941" calcext:value-type="float">
            <text:p>63941</text:p>
          </table:table-cell>
          <table:table-cell office:value-type="string" calcext:value-type="string">
            <text:p>Westport Middle Schoo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82,75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6,59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9,35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2" calcext:value-type="float">
            <text:p>10900020502</text:p>
          </table:table-cell>
          <table:table-cell office:value-type="string" calcext:value-type="string">
            <text:p>Sedimentation-Siltation,Nitrogen,Chemical Oxygen Demand (COD)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5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4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87807" calcext:value-type="float">
            <text:p>991878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2" calcext:value-type="float">
            <text:p>109000205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'02-06/319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Head of Westport Stormwater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68,57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79,81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48,38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2" calcext:value-type="float">
            <text:p>1090002050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7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39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87800" calcext:value-type="float">
            <text:p>991878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19-06/319</text:p>
          </table:table-cell>
          <table:table-cell office:value-type="float" office:value="108087" calcext:value-type="float">
            <text:p>108087</text:p>
          </table:table-cell>
          <table:table-cell office:value-type="string" calcext:value-type="string">
            <text:p>Westport River Agricultural Nonpoint Source Program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96,2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0,8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7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2" calcext:value-type="float">
            <text:p>10900020502</text:p>
          </table:table-cell>
          <table:table-cell office:value-type="string" calcext:value-type="string">
            <text:p>Nitrogen</text:p>
          </table:table-cell>
          <table:table-cell office:value-type="float" office:value="46080" calcext:value-type="float">
            <text:p>46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7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8087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87811" calcext:value-type="float">
            <text:p>991878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2" calcext:value-type="float">
            <text:p>109000205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11-02/319</text:p>
          </table:table-cell>
          <table:table-cell office:value-type="float" office:value="63940" calcext:value-type="float">
            <text:p>63940</text:p>
          </table:table-cell>
          <table:table-cell office:value-type="string" calcext:value-type="string">
            <text:p>Westport Middle School (Budget Copy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59,03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9,35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8,3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2" calcext:value-type="float">
            <text:p>109000205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5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87804" calcext:value-type="float">
            <text:p>9918780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8" calcext:value-type="float">
            <text:p>10900030208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8" calcext:value-type="float">
            <text:p>10900030208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4" calcext:value-type="float">
            <text:p>10900030204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4" calcext:value-type="float">
            <text:p>10900030204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2</text:p>
          </table:table-cell>
          <table:table-cell office:value-type="float" office:value="70260" calcext:value-type="float">
            <text:p>70260</text:p>
          </table:table-cell>
          <table:table-cell office:value-type="string" calcext:value-type="string">
            <text:p>Stillwater Mill Porous Pavement Auxiliary Parking Lot Projec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66,03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5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1,23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2" calcext:value-type="float">
            <text:p>109000302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9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02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2" calcext:value-type="float">
            <text:p>109000302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2" calcext:value-type="float">
            <text:p>109000302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81" calcext:value-type="float">
            <text:p>105381</text:p>
          </table:table-cell>
          <table:table-cell office:value-type="string" calcext:value-type="string">
            <text:p>Portsmouth: Septic System Installation at the Common Fence Point Improvement Association Community Hall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35,82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5,82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1,64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0/2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8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1</text:p>
          </table:table-cell>
          <table:table-cell office:value-type="float" office:value="7925" calcext:value-type="float">
            <text:p>7925</text:p>
          </table:table-cell>
          <table:table-cell office:value-type="string" calcext:value-type="string">
            <text:p>Blue Tab Project for ID of Homes Not Tied Into Warren Sewer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,3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2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4</text:p>
          </table:table-cell>
          <table:table-cell office:value-type="float" office:value="23685" calcext:value-type="float">
            <text:p>23685</text:p>
          </table:table-cell>
          <table:table-cell office:value-type="string" calcext:value-type="string">
            <text:p>Conceptual Design Study at Warren Town Beach and Belcher Cov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5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3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9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8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6</text:p>
          </table:table-cell>
          <table:table-cell office:value-type="float" office:value="23760" calcext:value-type="float">
            <text:p>23760</text:p>
          </table:table-cell>
          <table:table-cell office:value-type="string" calcext:value-type="string">
            <text:p>Warren: Kickemuit Reservoir Stormwater Abatement Design and Implementa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3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9/2010</text:p>
          </table:table-cell>
          <table:table-cell office:value-type="string" calcext:value-type="string">
            <text:p>Never Initiated</text:p>
          </table:table-cell>
          <table:table-cell office:value-type="string" calcext:value-type="string">
            <text:p>&lt;a href="https://ordspub.epa.gov/ords/grts/f?p=grts:700:::NO:RP,700:P700_PRJ_SEQ:237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 (319/05)-05</text:p>
          </table:table-cell>
          <table:table-cell office:value-type="float" office:value="27684" calcext:value-type="float">
            <text:p>27684</text:p>
          </table:table-cell>
          <table:table-cell office:value-type="string" calcext:value-type="string">
            <text:p>Town Pond Environmental Restor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44,51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3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77,84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68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5</text:p>
          </table:table-cell>
          <table:table-cell office:value-type="float" office:value="27723" calcext:value-type="float">
            <text:p>27723</text:p>
          </table:table-cell>
          <table:table-cell office:value-type="string" calcext:value-type="string">
            <text:p>Kickemuit Reservoir Stormwater Abatement Feasibility Study (Serpentine Road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,9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82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,7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3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72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5</text:p>
          </table:table-cell>
          <table:table-cell office:value-type="float" office:value="23852" calcext:value-type="float">
            <text:p>23852</text:p>
          </table:table-cell>
          <table:table-cell office:value-type="string" calcext:value-type="string">
            <text:p>Kickemuit Reservoir Stormwater Abatement Feasibility Study (Serpentine Road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3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82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1,8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3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85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0-Water(NPS)-04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Patterson Avenue Stormwater Abatement Projec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$72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0,18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2,18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7/2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89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4</text:p>
          </table:table-cell>
          <table:table-cell office:value-type="float" office:value="23851" calcext:value-type="float">
            <text:p>23851</text:p>
          </table:table-cell>
          <table:table-cell office:value-type="string" calcext:value-type="string">
            <text:p>Bay Road Stormwater Treatment Projec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46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,5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6,5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7/2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85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4</text:p>
          </table:table-cell>
          <table:table-cell office:value-type="float" office:value="23685" calcext:value-type="float">
            <text:p>23685</text:p>
          </table:table-cell>
          <table:table-cell office:value-type="string" calcext:value-type="string">
            <text:p>Conceptual Design Study at Warren Town Beach and Belcher Cov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5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3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9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8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0-Water(NPS)-07</text:p>
          </table:table-cell>
          <table:table-cell office:value-type="float" office:value="23854" calcext:value-type="float">
            <text:p>23854</text:p>
          </table:table-cell>
          <table:table-cell office:value-type="string" calcext:value-type="string">
            <text:p>Kickemuit Reservoir Fish Ladder Projec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83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3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6/2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85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17-04/319</text:p>
          </table:table-cell>
          <table:table-cell office:value-type="float" office:value="101870" calcext:value-type="float">
            <text:p>101870</text:p>
          </table:table-cell>
          <table:table-cell office:value-type="string" calcext:value-type="string">
            <text:p>ACPP Technical Providers for the Palmer River Watershed-Part 2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505,9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37,267</text:p>
          </table:table-cell>
          <table:table-cell office:value-type="string" calcext:value-type="string">
            <text:p>$843,1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office:value-type="string" calcext:value-type="string">
            <text:p>Nitrogen</text:p>
          </table:table-cell>
          <table:table-cell office:value-type="float" office:value="104625" calcext:value-type="float">
            <text:p>104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187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Watershed-Based Plan Palmer RIver Watershed", "link":"https://ordspub.epa.gov/ords/grts/GRTSADM.download_my_file?p_file=224396&amp;p_page=PROJECT", "status":"Implementing Plan" }]</text:p>
          </table:table-cell>
          <table:table-cell office:value-type="float" office:value="99187811" calcext:value-type="float">
            <text:p>991878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5</text:p>
          </table:table-cell>
          <table:table-cell office:value-type="float" office:value="27723" calcext:value-type="float">
            <text:p>27723</text:p>
          </table:table-cell>
          <table:table-cell office:value-type="string" calcext:value-type="string">
            <text:p>Kickemuit Reservoir Stormwater Abatement Feasibility Study (Serpentine Road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,9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82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,7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3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72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)-03</text:p>
          </table:table-cell>
          <table:table-cell office:value-type="float" office:value="40382" calcext:value-type="float">
            <text:p>40382</text:p>
          </table:table-cell>
          <table:table-cell office:value-type="string" calcext:value-type="string">
            <text:p>Warren Salt Storage Facilit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10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6,67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6,67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38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13-08/319</text:p>
          </table:table-cell>
          <table:table-cell office:value-type="float" office:value="96045" calcext:value-type="float">
            <text:p>96045</text:p>
          </table:table-cell>
          <table:table-cell office:value-type="string" calcext:value-type="string">
            <text:p>ACPP Technical Providers for the Palmer River Watershed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$20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50,57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50,57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office:value-type="string" calcext:value-type="string">
            <text:p>Nitrogen</text:p>
          </table:table-cell>
          <table:table-cell office:value-type="float" office:value="49506" calcext:value-type="float">
            <text:p>49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0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604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87810" calcext:value-type="float">
            <text:p>991878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'02-02/319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Wall Street Highway Yard Stormwater Improvement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90,04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4,8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4,89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401" calcext:value-type="float">
            <text:p>1090004040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0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47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87800" calcext:value-type="float">
            <text:p>991878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401" calcext:value-type="float">
            <text:p>109000404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10</text:p>
          </table:table-cell>
          <table:table-cell office:value-type="float" office:value="84501" calcext:value-type="float">
            <text:p>84501</text:p>
          </table:table-cell>
          <table:table-cell office:value-type="string" calcext:value-type="string">
            <text:p>Ten Mile River Aquatic Ecosystem Restoration Projec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7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,060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,235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401" calcext:value-type="float">
            <text:p>109000404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3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50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401" calcext:value-type="float">
            <text:p>109000404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17</text:p>
          </table:table-cell>
          <table:table-cell office:value-type="float" office:value="23636" calcext:value-type="float">
            <text:p>23636</text:p>
          </table:table-cell>
          <table:table-cell office:value-type="string" calcext:value-type="string">
            <text:p>East Providence DPW Salt Storage Facilit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4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2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3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1</text:p>
          </table:table-cell>
          <table:table-cell office:value-type="float" office:value="23641" calcext:value-type="float">
            <text:p>23641</text:p>
          </table:table-cell>
          <table:table-cell office:value-type="string" calcext:value-type="string">
            <text:p>Barrington Salt Storage Facilit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Sedimentation-Siltation,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7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4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4</text:p>
          </table:table-cell>
          <table:table-cell office:value-type="float" office:value="23685" calcext:value-type="float">
            <text:p>23685</text:p>
          </table:table-cell>
          <table:table-cell office:value-type="string" calcext:value-type="string">
            <text:p>Conceptual Design Study at Warren Town Beach and Belcher Cov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5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3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9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8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7</text:p>
          </table:table-cell>
          <table:table-cell office:value-type="float" office:value="23761" calcext:value-type="float">
            <text:p>23761</text:p>
          </table:table-cell>
          <table:table-cell office:value-type="string" calcext:value-type="string">
            <text:p>Warren Town Beach Stormwater Treatment Feasibility and Desig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9,61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9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7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6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1</text:p>
          </table:table-cell>
          <table:table-cell office:value-type="float" office:value="103274" calcext:value-type="float">
            <text:p>103274</text:p>
          </table:table-cell>
          <table:table-cell office:value-type="string" calcext:value-type="string">
            <text:p>Warren: Water Street Subsurface Infiltration Chambers Final Design and Constructio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$63,19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63,19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169.3" calcext:value-type="float">
            <text:p>169.3</text:p>
          </table:table-cell>
          <table:table-cell office:value-type="float" office:value="30.8" calcext:value-type="float">
            <text:p>30.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7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7-Water(NPS)-</text:p>
          </table:table-cell>
          <table:table-cell office:value-type="float" office:value="110516" calcext:value-type="float">
            <text:p>110516</text:p>
          </table:table-cell>
          <table:table-cell office:value-type="string" calcext:value-type="string">
            <text:p>Warren: <text:s/>Warren Boulevard Stream Channel Restoratio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53,661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6,81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0,4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9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110516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ristol-Palmer-Warren Rivers Watershed Plan", "link":"", "status":"Implementing Plan" }]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7" calcext:value-type="float">
            <text:p>10900030207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7" calcext:value-type="float">
            <text:p>10900030207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5" calcext:value-type="float">
            <text:p>10900030205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6" calcext:value-type="float">
            <text:p>10900030206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6" calcext:value-type="float">
            <text:p>10900030206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803" calcext:value-type="float">
            <text:p>109000408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803" calcext:value-type="float">
            <text:p>109000408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2" calcext:value-type="float">
            <text:p>2030202</text:p>
          </table:table-cell>
          <table:table-cell office:value-type="float" office:value="20302020804" calcext:value-type="float">
            <text:p>20302020804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8" calcext:value-type="float">
            <text:p>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720" meta:object-count="0"/>
    <meta:generator>LibreOffice/7.3.7.2$Linux_X86_64 LibreOffice_project/30$Build-2</meta:generator>
  </office:meta>
</office:document-meta>
</file>